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Standard">
      <style:paragraph-properties fo:line-height="200%" fo:text-align="start" style:justify-single-word="false"/>
      <style:text-properties style:font-name="Times New Roman"/>
    </style:style>
    <style:style style:name="P3" style:family="paragraph" style:parent-style-name="Standard">
      <style:paragraph-properties fo:line-height="200%" fo:text-align="center" style:justify-single-word="false"/>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harath Kleips</text:p>
      <text:p text:style-name="P1">Professor Nancy LaTourrette</text:p>
      <text:p text:style-name="P1">CS 202</text:p>
      <text:p text:style-name="P1">16 April 2014</text:p>
      <text:p text:style-name="P3">Project 10 Documentation</text:p>
      <text:p text:style-name="P2"><text:tab/>The main purpose of this program is to create the the linked-list data structure with array-based and node-based implementations.</text:p>
      <text:p text:style-name="P2"><text:tab/>The program implementations for both node-based and array-based implementations strove to be as efficient as possible. Trying to minimize sources of errors by compacting code and making it very simplistic. </text:p>
      <text:p text:style-name="P2"><text:tab/>One major issue is the lack of proper testing with the node-based implementation of the linked-list. Although everything complies, it is unsure whether or not everything works as intended. Infinite loops were occurring at one point of development, but no longer. It is possible that the test cases have simply avoided the problem.</text:p>
      <text:p text:style-name="P2"><text:tab/>If I had more time I would have liked to fully document the program and any of it's possibly confusing implementations. I would have also liked to extensively tested the node-based implementation for err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ol </meta:initial-creator>
    <meta:creation-date>2014-02-12T14:12:09</meta:creation-date>
    <dc:date>2014-04-16T23:49:23</dc:date>
    <dc:creator>Zarol </dc:creator>
    <meta:editing-duration>PT24M9S</meta:editing-duration>
    <meta:editing-cycles>10</meta:editing-cycles>
    <meta:generator>LibreOffice/3.5$Linux_X86_64 LibreOffice_project/350m1$Build-2</meta:generator>
    <meta:document-statistic meta:table-count="0" meta:image-count="0" meta:object-count="0" meta:page-count="1" meta:paragraph-count="9" meta:word-count="149" meta:character-count="961" meta:non-whitespace-character-count="816"/>
  </office:meta>
</office:document-meta>
</file>